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may-break-between-rows="false"/>
    </style:style>
    <style:style style:name="Table1.A" style:family="table-column">
      <style:table-column-properties style:column-width="17cm" style:rel-column-width="65535*"/>
    </style:style>
    <style:style style:name="Table1.A1" style:family="table-cell" style:data-style-name="N2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1.A2" style:family="table-cell" style:data-style-name="N2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data-style-name="N2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2.A2" style:family="table-cell" style:data-style-name="N2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17cm" style:rel-column-width="65535*"/>
    </style:style>
    <style:style style:name="Table3.A1" style:family="table-cell" style:data-style-name="N2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e3.A2" style:family="table-cell" style:data-style-name="N2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list-style-name="L1">
      <style:paragraph-properties fo:text-align="start" style:justify-single-word="false"/>
      <style:text-properties fo:font-weight="bold" officeooo:rsid="0015e924" officeooo:paragraph-rsid="00210c93" style:font-weight-asian="bold" style:font-weight-complex="bold"/>
    </style:style>
    <style:style style:name="P3" style:family="paragraph" style:parent-style-name="Standard" style:list-style-name="L1">
      <style:paragraph-properties fo:text-align="start" style:justify-single-word="false"/>
      <style:text-properties fo:font-weight="bold" officeooo:rsid="00180a0b" officeooo:paragraph-rsid="00210c93" style:font-weight-asian="bold" style:font-weight-complex="bold"/>
    </style:style>
    <style:style style:name="P4" style:family="paragraph" style:parent-style-name="Standard">
      <style:paragraph-properties fo:text-align="start" style:justify-single-word="false"/>
      <style:text-properties fo:font-weight="bold" officeooo:rsid="00180a0b" officeooo:paragraph-rsid="00210c93" style:font-weight-asian="bold" style:font-weight-complex="bold"/>
    </style:style>
    <style:style style:name="P5" style:family="paragraph" style:parent-style-name="Standard" style:list-style-name="L6">
      <style:paragraph-properties fo:text-align="start" style:justify-single-word="false"/>
      <style:text-properties fo:font-weight="bold" officeooo:rsid="00196d84" officeooo:paragraph-rsid="00210c93" style:font-weight-asian="bold" style:font-weight-complex="bold"/>
    </style:style>
    <style:style style:name="P6" style:family="paragraph" style:parent-style-name="Standard">
      <style:paragraph-properties fo:text-align="start" style:justify-single-word="false"/>
      <style:text-properties fo:font-weight="bold" officeooo:rsid="00196d84" officeooo:paragraph-rsid="00210c93" style:font-weight-asian="bold" style:font-weight-complex="bold"/>
    </style:style>
    <style:style style:name="P7" style:family="paragraph" style:parent-style-name="Standard" style:list-style-name="L6">
      <style:paragraph-properties fo:text-align="start" style:justify-single-word="false"/>
      <style:text-properties fo:font-weight="bold" officeooo:rsid="001b829e" officeooo:paragraph-rsid="00210c93" style:font-weight-asian="bold" style:font-weight-complex="bold"/>
    </style:style>
    <style:style style:name="P8" style:family="paragraph" style:parent-style-name="Standard" style:list-style-name="L6">
      <style:paragraph-properties fo:text-align="start" style:justify-single-word="false"/>
      <style:text-properties fo:font-weight="bold" officeooo:rsid="001c9202" officeooo:paragraph-rsid="00210c93" style:font-weight-asian="bold" style:font-weight-complex="bold"/>
    </style:style>
    <style:style style:name="P9" style:family="paragraph" style:parent-style-name="Standard" style:list-style-name="L6">
      <style:paragraph-properties fo:text-align="start" style:justify-single-word="false"/>
      <style:text-properties fo:font-weight="bold" officeooo:rsid="001da272" officeooo:paragraph-rsid="00210c93" style:font-weight-asian="bold" style:font-weight-complex="bold"/>
    </style:style>
    <style:style style:name="P10" style:family="paragraph" style:parent-style-name="Standard" style:list-style-name="L1">
      <style:paragraph-properties fo:text-align="start" style:justify-single-word="false"/>
      <style:text-properties fo:font-weight="normal" officeooo:rsid="0015e924" officeooo:paragraph-rsid="00210c93" style:font-weight-asian="normal" style:font-weight-complex="normal"/>
    </style:style>
    <style:style style:name="P11" style:family="paragraph" style:parent-style-name="Standard">
      <style:paragraph-properties fo:text-align="start" style:justify-single-word="false"/>
      <style:text-properties fo:font-weight="normal" officeooo:rsid="0015e924" officeooo:paragraph-rsid="00210c93" style:font-weight-asian="normal" style:font-weight-complex="normal"/>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list-style-name="L3">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210c93" officeooo:paragraph-rsid="00210c93" style:font-size-asian="14pt" style:font-weight-asian="bold" style:font-size-complex="14pt" style:font-weight-complex="bold"/>
    </style:style>
    <style:style style:name="P15" style:family="paragraph" style:parent-style-name="Standard" style:list-style-name="L3">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39b1c" officeooo:paragraph-rsid="00239b1c" style:font-size-asian="10.5pt" style:font-weight-asian="bold" style:font-size-complex="12pt" style:font-weight-complex="bold"/>
    </style:style>
    <style:style style:name="P17" style:family="paragraph" style:parent-style-name="Standard" style:list-style-name="L9">
      <style:paragraph-properties fo:text-align="start" style:justify-single-word="false"/>
      <style:text-properties fo:font-size="12pt" fo:font-weight="bold" officeooo:rsid="00239b1c" officeooo:paragraph-rsid="0027ff0c"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39b1c" officeooo:paragraph-rsid="0027ff0c" style:font-size-asian="10.5pt" style:font-weight-asian="bold" style:font-size-complex="12pt" style:font-weight-complex="bold"/>
    </style:style>
    <style:style style:name="P19" style:family="paragraph" style:parent-style-name="Standard" style:list-style-name="L6">
      <style:paragraph-properties fo:text-align="start" style:justify-single-word="false"/>
      <style:text-properties fo:font-size="12pt" fo:font-weight="bold" officeooo:rsid="001da272" officeooo:paragraph-rsid="00210c93"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210c93" officeooo:paragraph-rsid="00210c9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15954" officeooo:paragraph-rsid="0021595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39b1c" officeooo:paragraph-rsid="00239b1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39b1c" officeooo:paragraph-rsid="002685a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39b1c" officeooo:paragraph-rsid="0027ff0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style="italic" fo:font-weight="normal" officeooo:rsid="00239b1c" officeooo:paragraph-rsid="00239b1c"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239b1c" officeooo:paragraph-rsid="002685a1" style:font-size-asian="10.5pt" style:font-style-asian="italic" style:font-weight-asian="normal" style:font-size-complex="12pt" style:font-style-complex="italic" style:font-weight-complex="normal"/>
    </style:style>
    <style:style style:name="P27" style:family="paragraph" style:parent-style-name="Standard" style:list-style-name="L3">
      <style:paragraph-properties fo:text-align="start" style:justify-single-word="false" fo:break-before="page"/>
      <style:text-properties fo:font-size="14pt" fo:font-weight="bold" officeooo:rsid="00210c93" officeooo:paragraph-rsid="00210c93" style:font-size-asian="14pt" style:font-weight-asian="bold" style:font-size-complex="14pt" style:font-weight-complex="bold"/>
    </style:style>
    <style:style style:name="P28" style:family="paragraph" style:parent-style-name="Table_20_Contents" style:list-style-name="L8">
      <style:paragraph-properties fo:text-align="start" style:justify-single-word="false"/>
      <style:text-properties officeooo:paragraph-rsid="002685a1"/>
    </style:style>
    <style:style style:name="P29" style:family="paragraph" style:parent-style-name="Table_20_Contents" style:list-style-name="L8">
      <style:paragraph-properties fo:text-align="start" style:justify-single-word="false"/>
      <style:text-properties officeooo:paragraph-rsid="0027ff0c"/>
    </style:style>
    <style:style style:name="P3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5db28" officeooo:paragraph-rsid="0025db28"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685a1"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685a1" officeooo:paragraph-rsid="0027ff0c" style:font-size-asian="12pt" style:font-style-asian="italic" style:font-weight-asian="bold" style:font-size-complex="12pt" style:font-style-complex="italic" style:font-weight-complex="bold" style:text-overline-style="none" style:text-overline-color="font-color"/>
    </style:style>
    <style:style style:name="P33"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7ff0c" officeooo:paragraph-rsid="0027ff0c" style:font-size-asian="12pt" style:font-style-asian="italic" style:font-weight-asian="bold" style:font-size-complex="12pt" style:font-style-complex="italic"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5db28" officeooo:paragraph-rsid="0025db2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685a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685a1" officeooo:paragraph-rsid="0027ff0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list-style-name="L8">
      <style:paragraph-properties fo:text-align="start" style:justify-single-word="false"/>
      <style:text-properties officeooo:rsid="002685a1" officeooo:paragraph-rsid="002685a1"/>
    </style:style>
    <style:style style:name="P38" style:family="paragraph" style:parent-style-name="Table_20_Contents" style:list-style-name="L8">
      <style:paragraph-properties fo:text-align="start" style:justify-single-word="false"/>
      <style:text-properties officeooo:rsid="002685a1" officeooo:paragraph-rsid="0027ff0c"/>
    </style:style>
    <style:style style:name="P39" style:family="paragraph" style:parent-style-name="Table_20_Contents" style:list-style-name="L8">
      <style:paragraph-properties fo:text-align="start" style:justify-single-word="false"/>
      <style:text-properties officeooo:rsid="0027ff0c" officeooo:paragraph-rsid="0027ff0c"/>
    </style:style>
    <style:style style:name="T1" style:family="text">
      <style:text-properties fo:font-weight="normal" style:font-weight-asian="normal" style:font-weight-complex="normal"/>
    </style:style>
    <style:style style:name="T2" style:family="text">
      <style:text-properties fo:font-weight="normal" officeooo:rsid="001cd2fc" style:font-weight-asian="normal" style:font-weight-complex="normal"/>
    </style:style>
    <style:style style:name="T3" style:family="text">
      <style:text-properties fo:font-weight="bold" style:font-weight-asian="bold" style:font-weight-complex="bold"/>
    </style:style>
    <style:style style:name="T4" style:family="text">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5" style:family="text">
      <style:text-properties fo:color="#ffffff" style:text-outline="false" style:text-line-through-style="none" style:text-line-through-type="none" style:font-name="Thorndale" fo:font-size="12pt" fo:font-style="italic" fo:text-shadow="none" style:text-underline-style="none" fo:font-weight="bold" officeooo:rsid="0027ff0c" style:font-size-asian="12pt" style:font-style-asian="italic" style:font-weight-asian="bold" style:font-size-complex="12pt" style:font-style-complex="italic" style:font-weight-complex="bold" style:text-overline-style="none" style:text-overline-color="font-color"/>
    </style:style>
    <style:style style:name="T6" style:family="text">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style:font-name="Thorndale" fo:font-size="12pt" fo:font-style="normal" fo:text-shadow="none" style:text-underline-style="none" fo:font-weight="normal" officeooo:rsid="002685a1"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officeooo:rsid="0027ff0c"/>
    </style:style>
    <style:style style:name="T10" style:family="text">
      <style:text-properties style:use-window-font-color="true" style:text-outline="false" style:text-line-through-style="none" style:text-line-through-type="none" style:font-name="Thorndale" fo:font-size="12pt" fo:font-style="italic" fo:text-shadow="none" style:text-underline-style="none" fo:font-weight="bold" officeooo:rsid="0027ff0c" style:font-size-asian="12pt" style:font-style-asian="italic" style:font-weight-asian="bold" style:font-size-complex="12pt" style:font-style-complex="italic" style:font-weight-complex="bold" style:text-overline-style="none" style:text-overline-color="font-color"/>
    </style:style>
    <style:style style:name="T11" style:family="text">
      <style:text-properties style:use-window-font-color="true" style:text-outline="false" style:text-line-through-style="none" style:text-line-through-type="none" style:font-name="Thorndale" fo:font-size="12pt" fo:font-style="italic" fo:text-shadow="none" style:text-underline-style="none" fo:font-weight="normal" officeooo:rsid="0027ff0c" style:font-size-asian="12pt" style:font-style-asian="italic" style:font-weight-asian="normal" style:font-size-complex="12pt" style:font-style-complex="italic"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Thorndale" fo:font-size="12pt" fo:font-style="normal" fo:text-shadow="none" style:text-underline-style="none" fo:font-weight="normal" officeooo:rsid="0027ff0c" style:font-size-asian="12pt" style:font-style-asian="normal" style:font-weight-asian="normal" style:font-size-complex="12pt" style:font-style-complex="normal" style:font-weight-complex="normal"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mplementar un webservice sobre la GAE para gestionar contadores de visitas de páginas.</text:p>
      <text:p text:style-name="P1"/>
      <text:list xml:id="list3742726919978204483" text:style-name="L3">
        <text:list-item>
          <text:p text:style-name="P13">Introducción</text:p>
        </text:list-item>
      </text:list>
      <text:p text:style-name="P14"/>
      <text:p text:style-name="P11">El siguiente proyecto implementa un webservice en el cual los usuarios pueden generar múltiples contadores de visitas de páginas y añadirlos a sus webs. El webservice consta de las siguientes operaciones:</text:p>
      <text:p text:style-name="P11"/>
      <text:list xml:id="list4203594779946423490" text:style-name="L1">
        <text:list-item>
          <text:p text:style-name="P10"><text:span text:style-name="T3">CrearArchivoContadores:</text:span> Función mediante la cual se creará un fichero de contadores en formato xml. Comprueba si el fichero existe, si existe no hace nada y si no existe genera la raiz del fichero xml que contendrá todos los contadores.</text:p>
        </text:list-item>
        <text:list-item>
          <text:p text:style-name="P10"><text:span text:style-name="T3">CrearContador:</text:span> Añade un nuevo contador al fichero de contadores.</text:p>
        </text:list-item>
        <text:list-item>
          <text:p text:style-name="P10"><text:span text:style-name="T3">leer_contador:</text:span> Devuelve el valor de un contador.</text:p>
        </text:list-item>
        <text:list-item>
          <text:p text:style-name="P2">incrementar_contador: <text:span text:style-name="T1">Aumenta en uno el valor del contador.</text:span></text:p>
        </text:list-item>
        <text:list-item>
          <text:p text:style-name="P3">asignar_contador: <text:span text:style-name="T1">Asigna un valor específico al contador elegido.</text:span></text:p>
        </text:list-item>
        <text:list-item>
          <text:p text:style-name="P3">resetear_contador: <text:span text:style-name="T1">Pone a cero el contador seleccionado.</text:span></text:p>
        </text:list-item>
        <text:list-item>
          <text:p text:style-name="P3">eliminar_contador: <text:span text:style-name="T1">Borra el contador elegido del fichero de contadores.</text:span></text:p>
        </text:list-item>
      </text:list>
      <text:p text:style-name="P4"><text:span text:style-name="T1"/></text:p>
      <text:p text:style-name="P6"><text:span text:style-name="T1">El proyecto consta de distintos ficheros para su desarrollo:</text:span></text:p>
      <text:p text:style-name="P6"><text:span text:style-name="T1"/></text:p>
      <text:list xml:id="list1174803652915296510" text:style-name="L6">
        <text:list-item>
          <text:p text:style-name="P5">server/web/server.php: <text:span text:style-name="T1">Este fichero implementa el webservice en si. En el encontramos el desarrollo de todas las funciones que podemos realizar con los contadores.</text:span></text:p>
        </text:list-item>
        <text:list-item>
          <text:p text:style-name="P9">server/app.yaml:<text:span text:style-name="T1"> Archivo de manifiesto para GAE.</text:span></text:p>
        </text:list-item>
        <text:list-item>
          <text:p text:style-name="P9">server/php.ini:<text:span text:style-name="T1"> Directivas de configuración php para GAE.</text:span></text:p>
        </text:list-item>
        <text:list-item>
          <text:p text:style-name="P7">cliente/admin.php:<text:span text:style-name="T1"> Este fichero implementa la parte de ejemplo de uso del webservice. En el encontramos el administrador de contadores. Un fichero html con código php el cual muestra un formulario para interactuar con las distintas opciones que nos da el webservice. Este mismo fichero es el que se encaga de tratar los datos enviados desde el formulario.</text:span></text:p>
        </text:list-item>
        <text:list-item>
          <text:p text:style-name="P8">cliente/css/admin.css:<text:span text:style-name="T1"> Fichero de estilos en el cual se define el estilo por defecto para el administrador de contadores.</text:span></text:p>
        </text:list-item>
        <text:list-item>
          <text:p text:style-name="P8">cliente/css/admin-contraste.css: <text:span text:style-name="T1">Fichero de estilos en el cual se define un estilo de alto contraste para el administrador de contadores</text:span></text:p>
        </text:list-item>
        <text:list-item>
          <text:p text:style-name="P8">cliente/js/script.js: <text:span text:style-name="T1">Fichero javascript en el cual se implementa funciones para el cambio de distintos estilos del </text:span><text:span text:style-name="T2">del administrador de contadores.</text:span></text:p>
        </text:list-item>
        <text:list-item>
          <text:p text:style-name="P9">cliente/app.yaml:<text:span text:style-name="T1"> Archivo de manifiesto para GAE.</text:span></text:p>
        </text:list-item>
        <text:list-item>
          <text:p text:style-name="P19">cliente/php.ini:<text:span text:style-name="T1"> Directivas de configuración php para GAE.</text:span></text:p>
        </text:list-item>
      </text:list>
      <text:p text:style-name="P14"/>
      <text:list xml:id="list223538310236693" text:continue-list="list3742726919978204483" text:style-name="L3">
        <text:list-item>
          <text:p text:style-name="P27">Descripción del código</text:p>
          <text:p text:style-name="P13"/>
          <text:list>
            <text:list-item>
              <text:p text:style-name="P15">server.php</text:p>
            </text:list-item>
          </text:list>
        </text:list-item>
      </text:list>
      <text:p text:style-name="P22"/>
      <table:table table:name="Table1" table:style-name="Table1">
        <table:table-column table:style-name="Table1.A"/>
        <table:table-row>
          <table:table-cell table:style-name="Table1.A1" office:value-type="float" office:value="0">
            <text:p text:style-name="P30">Libxml_disable_entity_loader(false);</text:p>
            <text:p text:style-name="P30"><text:s text:c="4"/>ini_set('soap.wsdl_cache_enabled',0);</text:p>
            <text:p text:style-name="P30"><text:s text:c="4"/>ini_set('soap.wsdl_cache_ttl',0);</text:p>
            <text:p text:style-name="P30"><text:s text:c="4"/></text:p>
            <text:p text:style-name="P30"><text:s text:c="4"/>$server = new SoapServer (null, array('uri'=&gt;"http://localhost:8889/"));</text:p>
            <text:p text:style-name="P30"><text:s text:c="4"/>$server-&gt;addFunction ("CrearArchivoContadores");</text:p>
            <text:p text:style-name="P30"><text:s text:c="4"/>$server-&gt;addFunction ("CrearContador");</text:p>
            <text:p text:style-name="P30"><text:s text:c="4"/>$server-&gt;addFunction ("leer_contador");</text:p>
            <text:p text:style-name="P30"><text:s text:c="4"/>$server-&gt;addFunction ("incrementar_contador");</text:p>
            <text:p text:style-name="P30"><text:s text:c="4"/>$server-&gt;addFunction ("asignar_contador");</text:p>
            <text:p text:style-name="P30"><text:s text:c="4"/>$server-&gt;addFunction ("resetear_contador");</text:p>
            <text:p text:style-name="P30"><text:s text:c="4"/>$server-&gt;addFunction ("eliminar_contador");</text:p>
            <text:p text:style-name="P30"><text:s text:c="4"/>$server-&gt;handle();</text:p>
            <text:p text:style-name="P30"><text:s text:c="4"/>echo "Servidor contador operando..."</text:p>
          </table:table-cell>
        </table:table-row>
        <table:table-row>
          <table:table-cell table:style-name="Table1.A2" office:value-type="float" office:value="0">
            <text:p text:style-name="P34">En esta parte del código se instancia la clase SoapServer indicando la uri donde atiende peticiones. Se le añaden todas la funciones que el webservice atendera y con handle se lanza el servidor en escucha de peticiones.</text:p>
          </table:table-cell>
        </table:table-row>
      </table:table>
      <text:p text:style-name="P25"/>
      <text:p text:style-name="P26"/>
      <table:table table:name="Table2" table:style-name="Table2">
        <table:table-column table:style-name="Table2.A"/>
        <table:table-row>
          <table:table-cell table:style-name="Table2.A1" office:value-type="float" office:value="0">
            <text:p text:style-name="P31"><text:s text:c="4"/>function CrearArchivoContadores()</text:p>
            <text:p text:style-name="P31"><text:s text:c="4"/>{</text:p>
            <text:p text:style-name="P31"><text:s text:c="8"/>//$archivoXml = "gs://contadores-160617.appspot.com/contadores.xml";</text:p>
            <text:p text:style-name="P31"><text:s text:c="8"/>$archivoXml = "contadores-160617.appspot.com/contadores.xml";</text:p>
            <text:p text:style-name="P31"><text:s text:c="16"/></text:p>
            <text:p text:style-name="P31"><text:s text:c="8"/>if(!file_exists($archivoXml))</text:p>
            <text:p text:style-name="P31"><text:s text:c="8"/>{</text:p>
            <text:p text:style-name="P31"><text:s text:c="12"/>$dom = new SimpleXMLElement("&lt;raiz&gt;&lt;/raiz&gt;");</text:p>
            <text:p text:style-name="P31"><text:s text:c="12"/>$dom-&gt;asXML($archivoXml); <text:s text:c="14"/></text:p>
            <text:p text:style-name="P31"><text:s text:c="8"/>} <text:s text:c="7"/></text:p>
            <text:p text:style-name="P31"><text:s text:c="4"/>}</text:p>
          </table:table-cell>
        </table:table-row>
        <table:table-row>
          <table:table-cell table:style-name="Table2.A2" office:value-type="float" office:value="0">
            <text:p text:style-name="P35">Función mediante la cual se creará un fichero de contadores en formato xml. Comprueba si el fichero existe, si existe no hace nada y si no existe genera la raiz del fichero xml que contendrá todos los contadores. </text:p>
            <text:list xml:id="list7864648976386644081" text:style-name="L8">
              <text:list-item>
                <text:p text:style-name="P28"><text:span text:style-name="T7">Con $archivoXml indicamos la ruta donde se creará el fichero. </text:span></text:p>
              </text:list-item>
              <text:list-item>
                <text:p text:style-name="P37"><text:span text:style-name="T6">SimpleXMLElement → Instancia la clase simplexml añadiendo el nodo raiz que contendrá los contadores</text:span></text:p>
              </text:list-item>
              <text:list-item>
                <text:p text:style-name="P37"><text:span text:style-name="T6">asXML → Guada el xml al fichero indicado</text:span></text:p>
              </text:list-item>
            </text:list>
          </table:table-cell>
        </table:table-row>
      </table:table>
      <text:p text:style-name="P23"/>
      <text:p text:style-name="P24"/>
      <table:table table:name="Table3" table:style-name="Table3">
        <table:table-column table:style-name="Table3.A"/>
        <text:soft-page-break/>
        <table:table-row>
          <table:table-cell table:style-name="Table3.A1" office:value-type="float" office:value="0">
            <text:p text:style-name="P32"><text:s text:c="4"/><text:span text:style-name="T9">function CrearContador($nombre, $usuario)</text:span></text:p>
            <text:p text:style-name="P33"><text:s text:c="4"/>{</text:p>
            <text:p text:style-name="P33"><text:s text:c="4"/><text:tab/>//$archivoXml = "gs://contadores-160617.appspot.com/contadores.xml";</text:p>
            <text:p text:style-name="P33"><text:s text:c="8"/>$archivoXml = "contadores-160617.appspot.com/contadores.xml";</text:p>
            <text:p text:style-name="P33"><text:s text:c="4"/><text:tab/>$crea = TRUE;</text:p>
            <text:p text:style-name="P33"/>
            <text:p text:style-name="P33"><text:s text:c="4"/><text:tab/>if(leer_contador($nombre, $usuario) == -1) {</text:p>
            <text:p text:style-name="P33"><text:s text:c="12"/>$dom = simplexml_load_file($archivoXml);</text:p>
            <text:p text:style-name="P33"><text:s text:c="12"/>$nuevo_contador = $dom-&gt;addChild('contador');</text:p>
            <text:p text:style-name="P33"><text:s text:c="12"/>$nuevo_contador-&gt;addChild('usuario', $usuario);</text:p>
            <text:p text:style-name="P33"><text:s text:c="12"/>$nuevo_contador-&gt;addChild('nombre', $nombre);</text:p>
            <text:p text:style-name="P33"><text:s text:c="12"/>$nuevo_contador-&gt;addChild('valor', 0);</text:p>
            <text:p text:style-name="P33"><text:s text:c="12"/>$dom-&gt;asXML($archivoXml);</text:p>
            <text:p text:style-name="P33"><text:s text:c="8"/>} else {</text:p>
            <text:p text:style-name="P33"><text:s text:c="12"/>$crea = FALSE; <text:s text:c="11"/></text:p>
            <text:p text:style-name="P33"><text:s text:c="8"/>} <text:s text:c="11"/></text:p>
            <text:p text:style-name="P33"><text:s text:c="4"/><text:tab/>return $crea;</text:p>
            <text:p text:style-name="P33"><text:s text:c="4"/>}</text:p>
          </table:table-cell>
        </table:table-row>
        <table:table-row>
          <table:table-cell table:style-name="Table3.A2" office:value-type="float" office:value="0">
            <text:p text:style-name="P36">Función <text:span text:style-name="T9">que crea un contador. Recibe como parametros el nombre del contador y el nombre del usuario. Si el contador no existe lo crea y devuelve TRUE. Si existe el contador devuelve FALSE.</text:span> </text:p>
            <text:list xml:id="list223538754234060" text:continue-numbering="true" text:style-name="L8">
              <text:list-item>
                <text:p text:style-name="P29"><text:span text:style-name="T7">Con $archivoXml indicamos la ruta donde se creará el fichero. </text:span></text:p>
              </text:list-item>
              <text:list-item>
                <text:p text:style-name="P39"><text:span text:style-name="T7">l</text:span><text:span text:style-name="T6">eer_contador() → Se comprueba si existe el contador. Si existe devuelve el valor del contador (&gt;= 0), en caso contrario devuelve -1.</text:span><text:span text:style-name="T4">$nombre, $usuario</text:span></text:p>
              </text:list-item>
              <text:list-item>
                <text:p text:style-name="P38"><text:span text:style-name="T12">simplexml_load_file($archivoXml)</text:span><text:span text:style-name="T6"> → </text:span><text:span text:style-name="T8">carga el contenido xml del fichero indicado</text:span></text:p>
              </text:list-item>
              <text:list-item>
                <text:p text:style-name="P39"><text:span text:style-name="T8">a</text:span><text:span text:style-name="T6">ddChild → se va añadiendo la estructura xml del nuevo contador</text:span></text:p>
              </text:list-item>
              <text:list-item>
                <text:p text:style-name="P38"><text:span text:style-name="T6">asXML → Guada el xml al fichero indicado</text:span></text:p>
              </text:list-item>
            </text:list>
          </table:table-cell>
        </table:table-row>
      </table:table>
      <text:p text:style-name="P18"/>
      <text:p text:style-name="P18"/>
      <text:p text:style-name="P18"/>
      <text:p text:style-name="P18"/>
      <text:p text:style-name="P18"/>
      <text:list xml:id="list4632157455843216482" text:style-name="L9">
        <text:list-item>
          <text:list>
            <text:list-item>
              <text:p text:style-name="P17">admin.php</text:p>
            </text:list-item>
          </text:list>
        </text:list-item>
      </text:list>
      <text:p text:style-name="P16"/>
      <text:p text:style-name="P22"/>
      <text:p text:style-name="P16"/>
      <text:list xml:id="list223538859857686" text:continue-list="list223538310236693" text:style-name="L3">
        <text:list-item>
          <text:list>
            <text:list-item>
              <text:p text:style-name="P15">script.js</text:p>
            </text:list-item>
          </text:list>
        </text:list-item>
      </text:list>
      <text:p text:style-name="P20"/>
      <text:p text:style-name="P20"/>
      <text:p text:style-name="P21"/>
      <text:p text:style-name="P14"/>
      <text:list xml:id="list223537722064928" text:continue-numbering="true" text:style-name="L3">
        <text:list-item>
          <text:p text:style-name="P13">Ot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1:04:05.575453372</meta:creation-date>
    <dc:date>2017-03-27T22:35:37.489852389</dc:date>
    <meta:editing-duration>PT49M7S</meta:editing-duration>
    <meta:editing-cycles>17</meta:editing-cycles>
    <meta:generator>LibreOffice/5.1.6.2$Linux_x86 LibreOffice_project/10m0$Build-2</meta:generator>
    <meta:document-statistic meta:table-count="3" meta:image-count="0" meta:object-count="0" meta:page-count="3" meta:paragraph-count="78" meta:word-count="629" meta:character-count="5036" meta:non-whitespace-character-count="4178"/>
  </office:meta>
</office:document-meta>
</file>